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4091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2.0646in"/>
    </style:style>
    <style:style style:name="co7" style:family="table-column">
      <style:table-column-properties fo:break-before="auto" style:column-width="1.9937in"/>
    </style:style>
    <style:style style:name="co8" style:family="table-column">
      <style:table-column-properties fo:break-before="auto" style:column-width="2.5126in"/>
    </style:style>
    <style:style style:name="co9" style:family="table-column">
      <style:table-column-properties fo:break-before="auto" style:column-width="4.1402in"/>
    </style:style>
    <style:style style:name="co10" style:family="table-column">
      <style:table-column-properties fo:break-before="auto" style:column-width="2.7965in"/>
    </style:style>
    <style:style style:name="co11" style:family="table-column">
      <style:table-column-properties fo:break-before="auto" style:column-width="2.7528in"/>
    </style:style>
    <style:style style:name="co13" style:family="table-column">
      <style:table-column-properties fo:break-before="auto" style:column-width="1.5728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2.1902in"/>
    </style:style>
    <style:style style:name="co16" style:family="table-column">
      <style:table-column-properties fo:break-before="auto" style:column-width="4.0752in"/>
    </style:style>
    <style:style style:name="co17" style:family="table-column">
      <style:table-column-properties fo:break-before="auto" style:column-width="1.802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1.9984in"/>
    </style:style>
    <style:style style:name="co20" style:family="table-column">
      <style:table-column-properties fo:break-before="auto" style:column-width="0.9902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8in" fo:break-before="auto" style:use-optimal-row-height="false"/>
    </style:style>
    <style:style style:name="ro5" style:family="table-row">
      <style:table-row-properties style:row-height="0.4902in" fo:break-before="auto" style:use-optimal-row-height="false"/>
    </style:style>
    <style:style style:name="ro6" style:family="table-row">
      <style:table-row-properties style:row-height="0.7799in" fo:break-before="auto" style:use-optimal-row-height="false"/>
    </style:style>
    <style:style style:name="ro7" style:family="table-row">
      <style:table-row-properties style:row-height="5.9902in" fo:break-before="auto" style:use-optimal-row-height="false"/>
    </style:style>
    <style:style style:name="ro8" style:family="table-row">
      <style:table-row-properties style:row-height="6.4673in" fo:break-before="auto" style:use-optimal-row-height="false"/>
    </style:style>
    <style:style style:name="ro9" style:family="table-row">
      <style:table-row-properties style:row-height="5.5453in" fo:break-before="auto" style:use-optimal-row-height="false"/>
    </style:style>
    <style:style style:name="ro10" style:family="table-row">
      <style:table-row-properties style:row-height="4.7362in" fo:break-before="auto" style:use-optimal-row-height="false"/>
    </style:style>
    <style:style style:name="ro11" style:family="table-row">
      <style:table-row-properties style:row-height="2.1346in" fo:break-before="auto" style:use-optimal-row-height="false"/>
    </style:style>
    <style:style style:name="ro12" style:family="table-row">
      <style:table-row-properties style:row-height="1.9583in" fo:break-before="auto" style:use-optimal-row-height="false"/>
    </style:style>
    <style:style style:name="ro13" style:family="table-row">
      <style:table-row-properties style:row-height="0.5693in" fo:break-before="auto" style:use-optimal-row-height="false"/>
    </style:style>
    <style:style style:name="ro14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cff00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ccff00" style:text-align-source="fix" style:repeat-content="false" fo:wrap-option="wrap" fo:border="0.0008in solid #000000" style:vertical-align="middl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ccff00" style:text-align-source="fix" style:repeat-content="false" fo:wrap-option="wrap" fo:border="0.0008in solid #000000" style:vertical-align="middle"/>
      <style:paragraph-properties fo:text-align="center" fo:margin-left="0in"/>
      <style:text-properties fo:color="#ff0000"/>
    </style:style>
    <style:style style:name="ce13" style:family="table-cell" style:parent-style-name="Default">
      <style:table-cell-properties fo:background-color="#ccff00" style:text-align-source="fix" style:repeat-content="false" fo:wrap-option="wrap" fo:border="0.0008in solid #000000" style:vertical-align="middle"/>
      <style:paragraph-properties fo:text-align="center" fo:margin-left="0in"/>
      <style:text-properties fo:color="#cc0000"/>
    </style:style>
    <style:style style:name="ce14" style:family="table-cell" style:parent-style-name="Default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cc99cc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/>
    </style:style>
    <style:style style:name="ce5" style:family="table-cell" style:parent-style-name="Excel_20_Built-in_20_Normal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6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/>
    </style:style>
    <style:style style:name="ce7" style:family="table-cell" style:parent-style-name="Excel_20_Built-in_20_Normal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ff0000"/>
    </style:style>
    <style:style style:name="ce8" style:family="table-cell" style:parent-style-name="Excel_20_Built-in_20_Normal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cc0000"/>
    </style:style>
    <style:style style:name="ce9" style:family="table-cell" style:parent-style-name="Excel_20_Built-in_20_Normal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99ffff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 fo:wrap-option="wrap" fo:border="0.0008in solid #000000" style:vertical-align="middl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ff9999" style:text-align-source="fix" style:repeat-content="false" fo:border="0.0008in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99ffff" style:text-align-source="fix" style:repeat-content="false" fo:border="0.0008in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table table:name="King info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/>
          <table:table-cell office:value-type="string">
            <text:p>wooden key – opens normal chests</text:p>
          </table:table-cell>
          <table:table-cell office:value-type="string">
            <text:p>bone key – opens skull chests</text:p>
          </table:table-cell>
          <table:table-cell office:value-type="string">
            <text:p>jeweled key – opens pandora chests</text:p>
          </table:table-cell>
          <table:table-cell office:value-type="string">
            <text:p>shadow key – opens minotaur chests</text:p>
          </table:table-cell>
          <table:table-cell office:value-type="string">
            <text:p>enchanted key – opens enchanted chests</text:p>
          </table:table-cell>
        </table:table-row>
      </table:table>
      <table:table table:name="keys" table:style-name="ta1" table:print="false">
        <table:table-column table:style-name="co7" table:default-cell-style-name="ce9"/>
        <table:table-column table:style-name="co1" table:default-cell-style-name="ce10"/>
        <table:table-column table:style-name="co8" table:default-cell-style-name="ce2"/>
        <table:table-column table:style-name="co9" table:default-cell-style-name="ce14"/>
        <table:table-column table:style-name="co10" table:default-cell-style-name="ce15"/>
        <table:table-column table:style-name="co11" table:default-cell-style-name="ce15"/>
        <table:table-column table:style-name="co1" table:number-columns-repeated="1018" table:default-cell-style-name="ce2"/>
        <table:table-row table:style-name="ro2">
          <table:table-cell table:style-name="ce2"/>
          <table:table-cell office:value-type="string">
            <text:p>Key table </text:p>
          </table:table-cell>
          <table:table-cell office:value-type="string">
            <text:p>keys</text:p>
          </table:table-cell>
          <table:table-cell office:value-type="string">
            <text:p>Key table 1</text:p>
          </table:table-cell>
          <table:table-cell office:value-type="string">
            <text:p>Key table 2</text:p>
          </table:table-cell>
          <table:table-cell office:value-type="string">
            <text:p>Key table 3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Killer bee</text:p>
          </table:table-cell>
          <table:table-cell table:style-name="ce11"/>
          <table:table-cell office:value-type="string">
            <text:p>wooden key – opens normal chests</text:p>
          </table:table-cell>
          <table:table-cell office:value-type="string">
            <text:p>5% drop chance from the mob</text:p>
          </table:table-cell>
          <table:table-cell office:value-type="string">
            <text:p>15% drop chance from mob</text:p>
          </table:table-cell>
          <table:table-cell office:value-type="string">
            <text:p>“key” drops are added to the rand loot system drop chance for tier 3 for structures, if the rand falls on tier 3 and on the “key” for the drop, use the table below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Mosquito</text:p>
          </table:table-cell>
          <table:table-cell table:style-name="ce11"/>
          <table:table-cell office:value-type="string">
            <text:p>bone key – opens skull chests</text:p>
          </table:table-cell>
          <table:table-cell office:value-type="string">
            <text:p>drop chance rates – 70% wooden, 20% bone, 9% jeweled, 1% shadow</text:p>
          </table:table-cell>
          <table:table-cell table:style-name="ce14" office:value-type="string">
            <text:p>drop chance rates – 40% wooden, 30% bone, 19% jeweled, 11% shadow</text:p>
          </table:table-cell>
          <table:table-cell office:value-type="string">
            <text:p>drop chance rates – 50% wooden, 30% bone, 15% jeweled, 5% shadow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pider</text:p>
          </table:table-cell>
          <table:table-cell table:style-name="ce11"/>
          <table:table-cell office:value-type="string">
            <text:p>jeweled key – opens pandora chest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pider warrior</text:p>
          </table:table-cell>
          <table:table-cell table:style-name="ce11"/>
          <table:table-cell office:value-type="string">
            <text:p>shadow key – opens minotaur chests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rog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Merm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uardian Pig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erepig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entacl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Houn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Red Houn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lue Houn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Tall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Mac Tusk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ee Tusk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Krampus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hos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lockwork Knigh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lockwork Bishop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lockword Rook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hadow splumonkey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amaged Knigh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amaged Bishop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amaged Rook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aby Tentacl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angling Depth Dweller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rawling Horror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Terrorbeak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Eyeplan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epths worm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e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Pig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Kolefan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Winter Kolefan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mallish tall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plumonkey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lurtl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eefalo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Penguil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unnyman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eastlord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ock lobster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ed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Crow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now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mallbi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aby beefalo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Gobbler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nurtl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utterfly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Rabbi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Beardling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keleton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oblin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Orc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Spider Queen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reeguard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3" office:value-type="string">
            <text:p>Deerclops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ncient Guardian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earger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oose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ragonfly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buzzard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catco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glommer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moleworm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volt goat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arg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mosling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birchnutter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birtchnut tre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goblin king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goblin guard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goblin wiz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animated armor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Ogre</text:p>
          </table:table-cell>
          <table:table-cell table:style-name="ce12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red goblin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dwarf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dwarf merchant</text:p>
          </table:table-cell>
          <table:table-cell table:style-name="ce12"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dwarf king</text:p>
          </table:table-cell>
          <table:table-cell table:style-name="ce13" office:value-type="float" office:value="3">
            <text:p>3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orc king</text:p>
          </table:table-cell>
          <table:table-cell table:style-name="ce13" office:value-type="float" office:value="3">
            <text:p>3</text:p>
          </table:table-cell>
          <table:table-cell table:number-columns-repeated="102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ief picklock" table:style-name="ta1" table:print="false">
        <table:table-column table:style-name="co20" table:default-cell-style-name="ce17"/>
        <table:table-column table:style-name="co20" table:number-columns-repeated="1023" table:default-cell-style-name="ce2"/>
        <table:table-row table:style-name="ro13">
          <table:table-cell table:style-name="ce1"/>
          <table:table-cell office:value-type="string">
            <text:p>copper lockpick</text:p>
          </table:table-cell>
          <table:table-cell table:number-columns-repeated="1022"/>
        </table:table-row>
        <table:table-row table:style-name="ro13">
          <table:table-cell table:style-name="ce2"/>
          <table:table-cell office:value-type="string">
            <text:p>normal chest</text:p>
          </table:table-cell>
          <table:table-cell office:value-type="string">
            <text:p>chance(%) to break</text:p>
          </table:table-cell>
          <table:table-cell office:value-type="string">
            <text:p>skull chest</text:p>
          </table:table-cell>
          <table:table-cell office:value-type="string">
            <text:p>chance(%) to break</text:p>
          </table:table-cell>
          <table:table-cell office:value-type="string">
            <text:p>pandora chest</text:p>
          </table:table-cell>
          <table:table-cell office:value-type="string">
            <text:p>chance(%) to break</text:p>
          </table:table-cell>
          <table:table-cell office:value-type="string">
            <text:p>minotaur chest</text:p>
          </table:table-cell>
          <table:table-cell office:value-type="string">
            <text:p>chance(%) to break</text:p>
          </table:table-cell>
          <table:table-cell office:value-type="string">
            <text:p>enchanted chest</text:p>
          </table:table-cell>
          <table:table-cell office:value-type="string">
            <text:p>chance(%) to break</text:p>
          </table:table-cell>
          <table:table-cell table:number-columns-repeated="1013"/>
        </table:table-row>
        <table:table-row table:style-name="ro14">
          <table:table-cell table:style-name="ce1" office:value-type="string">
            <text:p>Thief level</text:p>
          </table:table-cell>
          <table:table-cell table:number-columns-repeated="1023"/>
        </table:table-row>
        <table:table-row table:style-name="ro14">
          <table:table-cell office:value-type="float" office:value="1">
            <text:p>1</text:p>
          </table:table-cell>
          <table:table-cell table:style-name="ce29" table:number-columns-repeated="2"/>
          <table:table-cell table:number-columns-repeated="1021"/>
        </table:table-row>
        <table:table-row table:style-name="ro14">
          <table:table-cell office:value-type="float" office:value="2">
            <text:p>2</text:p>
          </table:table-cell>
          <table:table-cell table:number-columns-repeated="1023"/>
        </table:table-row>
        <table:table-row table:style-name="ro14">
          <table:table-cell office:value-type="float" office:value="3">
            <text:p>3</text:p>
          </table:table-cell>
          <table:table-cell table:number-columns-repeated="1023"/>
        </table:table-row>
        <table:table-row table:style-name="ro14">
          <table:table-cell office:value-type="float" office:value="4">
            <text:p>4</text:p>
          </table:table-cell>
          <table:table-cell table:number-columns-repeated="1023"/>
        </table:table-row>
        <table:table-row table:style-name="ro14">
          <table:table-cell office:value-type="float" office:value="5">
            <text:p>5</text:p>
          </table:table-cell>
          <table:table-cell office:value-type="string">
            <text:p>copper lockpick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4">
          <table:table-cell office:value-type="float" office:value="6">
            <text:p>6</text:p>
          </table:table-cell>
          <table:table-cell table:style-name="ce29"/>
          <table:table-cell table:style-name="ce29" office:value-type="float" office:value="50">
            <text:p>50</text:p>
          </table:table-cell>
          <table:table-cell table:style-name="ce29" table:number-columns-repeated="2"/>
          <table:table-cell table:number-columns-repeated="1019"/>
        </table:table-row>
        <table:table-row table:style-name="ro14">
          <table:table-cell office:value-type="float" office:value="7">
            <text:p>7</text:p>
          </table:table-cell>
          <table:table-cell table:style-name="ce29"/>
          <table:table-cell table:style-name="ce29" office:value-type="float" office:value="60">
            <text:p>60</text:p>
          </table:table-cell>
          <table:table-cell table:number-columns-repeated="1021"/>
        </table:table-row>
        <table:table-row table:style-name="ro14">
          <table:table-cell office:value-type="float" office:value="8">
            <text:p>8</text:p>
          </table:table-cell>
          <table:table-cell table:style-name="ce29"/>
          <table:table-cell table:style-name="Default"/>
          <table:table-cell table:number-columns-repeated="1021"/>
        </table:table-row>
        <table:table-row table:style-name="ro14">
          <table:table-cell office:value-type="float" office:value="9">
            <text:p>9</text:p>
          </table:table-cell>
          <table:table-cell/>
          <table:table-cell table:style-name="Default"/>
          <table:table-cell table:number-columns-repeated="1021"/>
        </table:table-row>
        <table:table-row table:style-name="ro14">
          <table:table-cell office:value-type="float" office:value="10">
            <text:p>10</text:p>
          </table:table-cell>
          <table:table-cell/>
          <table:table-cell table:style-name="ce29" office:value-type="float" office:value="70">
            <text:p>70</text:p>
          </table:table-cell>
          <table:table-cell office:value-type="string">
            <text:p>copper lockpick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4">
          <table:table-cell office:value-type="float" office:value="11">
            <text:p>11</text:p>
          </table:table-cell>
          <table:table-cell/>
          <table:table-cell table:style-name="Default"/>
          <table:table-cell/>
          <table:table-cell office:value-type="float" office:value="40">
            <text:p>40</text:p>
          </table:table-cell>
          <table:table-cell table:number-columns-repeated="1019"/>
        </table:table-row>
        <table:table-row table:style-name="ro14">
          <table:table-cell office:value-type="float" office:value="12">
            <text:p>12</text:p>
          </table:table-cell>
          <table:table-cell/>
          <table:table-cell office:value-type="float" office:value="80">
            <text:p>80</text:p>
          </table:table-cell>
          <table:table-cell table:style-name="ce29"/>
          <table:table-cell table:style-name="ce29" office:value-type="float" office:value="50">
            <text:p>50</text:p>
          </table:table-cell>
          <table:table-cell table:number-columns-repeated="1019"/>
        </table:table-row>
        <table:table-row table:style-name="ro14">
          <table:table-cell office:value-type="float" office:value="13">
            <text:p>13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4">
          <table:table-cell office:value-type="float" office:value="14">
            <text:p>14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string">
            <text:p>copper lockpick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4">
          <table:table-cell office:value-type="float" office:value="15">
            <text:p>15</text:p>
          </table:table-cell>
          <table:table-cell table:number-columns-repeated="3"/>
          <table:table-cell table:style-name="Default"/>
          <table:table-cell table:style-name="ce29"/>
          <table:table-cell table:style-name="ce29" office:value-type="float" office:value="40">
            <text:p>40</text:p>
          </table:table-cell>
          <table:table-cell table:number-columns-repeated="1017"/>
        </table:table-row>
        <table:table-row table:style-name="ro14">
          <table:table-cell office:value-type="float" office:value="16">
            <text:p>16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0">
            <text:p>50</text:p>
          </table:table-cell>
          <table:table-cell table:number-columns-repeated="1017"/>
        </table:table-row>
        <table:table-row table:style-name="ro14">
          <table:table-cell office:value-type="float" office:value="17">
            <text:p>17</text:p>
          </table:table-cell>
          <table:table-cell table:number-columns-repeated="5"/>
          <table:table-cell office:value-type="float" office:value="60">
            <text:p>60</text:p>
          </table:table-cell>
          <table:table-cell office:value-type="string">
            <text:p>copper lockpick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14">
          <table:table-cell office:value-type="float" office:value="18">
            <text:p>18</text:p>
          </table:table-cell>
          <table:table-cell table:number-columns-repeated="3"/>
          <table:table-cell office:value-type="float" office:value="80">
            <text:p>80</text:p>
          </table:table-cell>
          <table:table-cell table:style-name="ce29"/>
          <table:table-cell table:style-name="ce29" office:value-type="float" office:value="70">
            <text:p>70</text:p>
          </table:table-cell>
          <table:table-cell/>
          <table:table-cell office:value-type="float" office:value="40">
            <text:p>40</text:p>
          </table:table-cell>
          <table:table-cell table:number-columns-repeated="1015"/>
        </table:table-row>
        <table:table-row table:style-name="ro14">
          <table:table-cell office:value-type="float" office:value="19">
            <text:p>19</text:p>
          </table:table-cell>
          <table:table-cell table:number-columns-repeated="5"/>
          <table:table-cell table:style-name="Default"/>
          <table:table-cell table:style-name="ce29"/>
          <table:table-cell table:style-name="ce29" office:value-type="float" office:value="50">
            <text:p>50</text:p>
          </table:table-cell>
          <table:table-cell table:number-columns-repeated="1015"/>
        </table:table-row>
        <table:table-row table:style-name="ro14">
          <table:table-cell office:value-type="float" office:value="20">
            <text:p>2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copper lockpick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14" table:number-rows-repeated="104855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Knock spell" table:style-name="ta1" table:print="false">
        <table:table-column table:style-name="co1" table:number-columns-repeated="4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18" table:default-cell-style-name="ce2"/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normal chest</text:p>
          </table:table-cell>
          <table:table-cell office:value-type="string">
            <text:p>skull chest</text:p>
          </table:table-cell>
          <table:table-cell office:value-type="string">
            <text:p>pandora chest</text:p>
          </table:table-cell>
          <table:table-cell office:value-type="string">
            <text:p>minotaur chest</text:p>
          </table:table-cell>
          <table:table-cell office:value-type="string">
            <text:p>enchanted chest</text:p>
          </table:table-cell>
          <table:table-cell table:number-columns-repeated="1018"/>
        </table:table-row>
        <table:table-row table:style-name="ro5">
          <table:table-cell table:style-name="ce1" office:value-type="string">
            <text:p>knock level</text:p>
          </table:table-cell>
          <table:table-cell table:number-columns-repeated="1023"/>
        </table:table-row>
        <table:table-row table:style-name="ro5">
          <table:table-cell table:style-name="ce17" office:value-type="float" office:value="1">
            <text:p>1</text:p>
          </table:table-cell>
          <table:table-cell table:number-columns-repeated="1023"/>
        </table:table-row>
        <table:table-row table:style-name="ro5">
          <table:table-cell table:style-name="ce17" office:value-type="float" office:value="2">
            <text:p>2</text:p>
          </table:table-cell>
          <table:table-cell office:value-type="string">
            <text:p>OPENS</text:p>
          </table:table-cell>
          <table:table-cell table:number-columns-repeated="1022"/>
        </table:table-row>
        <table:table-row table:style-name="ro5">
          <table:table-cell table:style-name="ce17" office:value-type="float" office:value="3">
            <text:p>3</text:p>
          </table:table-cell>
          <table:table-cell table:number-columns-repeated="1023"/>
        </table:table-row>
        <table:table-row table:style-name="ro5">
          <table:table-cell table:style-name="ce17" office:value-type="float" office:value="4">
            <text:p>4</text:p>
          </table:table-cell>
          <table:table-cell table:number-columns-repeated="1023"/>
        </table:table-row>
        <table:table-row table:style-name="ro5">
          <table:table-cell table:style-name="ce17" office:value-type="float" office:value="5">
            <text:p>5</text:p>
          </table:table-cell>
          <table:table-cell table:number-columns-repeated="1023"/>
        </table:table-row>
        <table:table-row table:style-name="ro5">
          <table:table-cell table:style-name="ce17" office:value-type="float" office:value="6">
            <text:p>6</text:p>
          </table:table-cell>
          <table:table-cell table:number-columns-repeated="1023"/>
        </table:table-row>
        <table:table-row table:style-name="ro5">
          <table:table-cell table:style-name="ce17" office:value-type="float" office:value="7">
            <text:p>7</text:p>
          </table:table-cell>
          <table:table-cell table:number-columns-repeated="1023"/>
        </table:table-row>
        <table:table-row table:style-name="ro5">
          <table:table-cell table:style-name="ce17" office:value-type="float" office:value="8">
            <text:p>8</text:p>
          </table:table-cell>
          <table:table-cell/>
          <table:table-cell office:value-type="string">
            <text:p>OPENS</text:p>
          </table:table-cell>
          <table:table-cell table:number-columns-repeated="1021"/>
        </table:table-row>
        <table:table-row table:style-name="ro5">
          <table:table-cell table:style-name="ce17" office:value-type="float" office:value="9">
            <text:p>9</text:p>
          </table:table-cell>
          <table:table-cell table:number-columns-repeated="1023"/>
        </table:table-row>
        <table:table-row table:style-name="ro5">
          <table:table-cell table:style-name="ce17" office:value-type="float" office:value="10">
            <text:p>10</text:p>
          </table:table-cell>
          <table:table-cell table:number-columns-repeated="1023"/>
        </table:table-row>
        <table:table-row table:style-name="ro5">
          <table:table-cell table:style-name="ce17" office:value-type="float" office:value="11">
            <text:p>11</text:p>
          </table:table-cell>
          <table:table-cell table:number-columns-repeated="1023"/>
        </table:table-row>
        <table:table-row table:style-name="ro5">
          <table:table-cell table:style-name="ce17" office:value-type="float" office:value="12">
            <text:p>12</text:p>
          </table:table-cell>
          <table:table-cell table:number-columns-repeated="1023"/>
        </table:table-row>
        <table:table-row table:style-name="ro5">
          <table:table-cell table:style-name="ce17" office:value-type="float" office:value="13">
            <text:p>13</text:p>
          </table:table-cell>
          <table:table-cell table:number-columns-repeated="1023"/>
        </table:table-row>
        <table:table-row table:style-name="ro5">
          <table:table-cell table:style-name="ce17" office:value-type="float" office:value="14">
            <text:p>14</text:p>
          </table:table-cell>
          <table:table-cell table:number-columns-repeated="2"/>
          <table:table-cell office:value-type="string">
            <text:p>OPENS</text:p>
          </table:table-cell>
          <table:table-cell table:number-columns-repeated="1020"/>
        </table:table-row>
        <table:table-row table:style-name="ro5">
          <table:table-cell table:style-name="ce17" office:value-type="float" office:value="15">
            <text:p>15</text:p>
          </table:table-cell>
          <table:table-cell table:number-columns-repeated="1023"/>
        </table:table-row>
        <table:table-row table:style-name="ro5">
          <table:table-cell table:style-name="ce17" office:value-type="float" office:value="16">
            <text:p>16</text:p>
          </table:table-cell>
          <table:table-cell table:number-columns-repeated="1023"/>
        </table:table-row>
        <table:table-row table:style-name="ro5">
          <table:table-cell table:style-name="ce17" office:value-type="float" office:value="17">
            <text:p>17</text:p>
          </table:table-cell>
          <table:table-cell table:number-columns-repeated="1023"/>
        </table:table-row>
        <table:table-row table:style-name="ro5">
          <table:table-cell table:style-name="ce17" office:value-type="float" office:value="18">
            <text:p>18</text:p>
          </table:table-cell>
          <table:table-cell table:number-columns-repeated="3"/>
          <table:table-cell office:value-type="string">
            <text:p>OPENS</text:p>
          </table:table-cell>
          <table:table-cell table:number-columns-repeated="1019"/>
        </table:table-row>
        <table:table-row table:style-name="ro5">
          <table:table-cell table:style-name="ce17" office:value-type="float" office:value="19">
            <text:p>19</text:p>
          </table:table-cell>
          <table:table-cell table:number-columns-repeated="1023"/>
        </table:table-row>
        <table:table-row table:style-name="ro5">
          <table:table-cell table:style-name="ce17" office:value-type="float" office:value="20">
            <text:p>20</text:p>
          </table:table-cell>
          <table:table-cell table:number-columns-repeated="1023"/>
        </table:table-row>
        <table:table-row table:style-name="ro5">
          <table:table-cell table:style-name="ce17" office:value-type="float" office:value="21">
            <text:p>21</text:p>
          </table:table-cell>
          <table:table-cell table:number-columns-repeated="1023"/>
        </table:table-row>
        <table:table-row table:style-name="ro5">
          <table:table-cell table:style-name="ce17" office:value-type="float" office:value="22">
            <text:p>22</text:p>
          </table:table-cell>
          <table:table-cell table:number-columns-repeated="4"/>
          <table:table-cell office:value-type="string">
            <text:p>OPENS</text:p>
          </table:table-cell>
          <table:table-cell table:number-columns-repeated="1018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rf fort chests" table:style-name="ta1" table:print="false">
        <table:table-column table:style-name="co15" table:default-cell-style-name="ce17"/>
        <table:table-column table:style-name="co16" table:default-cell-style-name="ce24"/>
        <table:table-column table:style-name="co15" table:number-columns-repeated="1022" table:default-cell-style-name="ce2"/>
        <table:table-row table:style-name="ro6">
          <table:table-cell office:value-type="string">
            <text:p>chest type</text:p>
          </table:table-cell>
          <table:table-cell office:value-type="string">
            <text:p>Contents</text:p>
          </table:table-cell>
          <table:table-cell office:value-type="string">
            <text:p>Locked</text:p>
          </table:table-cell>
          <table:table-cell table:number-columns-repeated="1021"/>
        </table:table-row>
        <table:table-row table:style-name="ro6">
          <table:table-cell office:value-type="string">
            <text:p>fa_df_smeltingchest</text:p>
          </table:table-cell>
          <table:table-cell table:style-name="ce25" office:value-type="string">
            <text:p>10 random ore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7">
          <table:table-cell office:value-type="string">
            <text:p>fa_df_storagechest</text:p>
          </table:table-cell>
          <table:table-cell office:value-type="string">
            <text:p>5 random of the following list(fa_barrel_hotrum</text:p>
            <text:p>fa_barrel_darkrum</text:p>
            <text:p>fa_barrel_goldrum</text:p>
            <text:p>fa_barrel_water</text:p>
            <text:p>fa_barrel_bourbon</text:p>
            <text:p>fa_barrel_flavoredrum</text:p>
            <text:p>fa_barrel_lightale</text:p>
            <text:p>fa_barrel_ronsale</text:p>
            <text:p>fa_barrel_drakeale</text:p>
            <text:p>fa_barrel_oriansale</text:p>
            <text:p>fa_barrel_dorfale</text:p>
            <text:p>fa_barrel_molasses</text:p>
            <text:p>fa_barrel_deathbrew</text:p>
            <text:p>fa_barrel_lightrum</text:p>
            <text:p>fa_barrel_clearbourbon</text:p>
            <text:p>fa_barrel_vodka</text:p>
            <text:p>fa_barrel_gin</text:p>
            <text:p>fa_barrel_tequila</text:p>
            <text:p>fa_barrel_whiskey</text:p>
            <text:p>fa_barrel_baijui</text:p>
            <text:p>fa_barrel_soju</text:p>
            <text:p>fa_pomegranate_wine</text:p>
            <text:p>fa_durian_wine</text:p>
            <text:p>fa_dragon_wine</text:p>
            <text:p>fa_melon_wine</text:p>
            <text:p>fa_red_wine</text:p>
            <text:p>fa_goodberry_wine</text:p>
            <text:p>fa_glowing_wine</text:p>
            <text:p>fa_cactus_wine</text:p>
            <text:p>fa_mead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8">
          <table:table-cell office:value-type="string">
            <text:p>fa_df_storagechest_pandora</text:p>
          </table:table-cell>
          <table:table-cell office:value-type="string">
            <text:p>15 random of the following list(fa_barrel_hotrum</text:p>
            <text:p>fa_barrel_darkrum</text:p>
            <text:p>fa_barrel_goldrum</text:p>
            <text:p>fa_barrel_water</text:p>
            <text:p>fa_barrel_bourbon</text:p>
            <text:p>fa_barrel_flavoredrum</text:p>
            <text:p>fa_barrel_lightale</text:p>
            <text:p>fa_barrel_ronsale</text:p>
            <text:p>fa_barrel_drakeale</text:p>
            <text:p>fa_barrel_oriansale</text:p>
            <text:p>fa_barrel_dorfale</text:p>
            <text:p>fa_barrel_molasses</text:p>
            <text:p>fa_barrel_deathbrew</text:p>
            <text:p>fa_barrel_lightrum</text:p>
            <text:p>fa_barrel_clearbourbon</text:p>
            <text:p>fa_barrel_vodka</text:p>
            <text:p>fa_barrel_gin</text:p>
            <text:p>fa_barrel_tequila</text:p>
            <text:p>fa_barrel_whiskey</text:p>
            <text:p>fa_barrel_baijui</text:p>
            <text:p>fa_barrel_soju</text:p>
            <text:p>fa_pomegranate_wine</text:p>
            <text:p>fa_durian_wine</text:p>
            <text:p>fa_dragon_wine</text:p>
            <text:p>fa_melon_wine</text:p>
            <text:p>fa_red_wine</text:p>
            <text:p>fa_goodberry_wine</text:p>
            <text:p>fa_glowing_wine</text:p>
            <text:p>fa_cactus_wine</text:p>
            <text:p>fa_mead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9">
          <table:table-cell office:value-type="string">
            <text:p>fa_df_storagechest_skull</text:p>
          </table:table-cell>
          <table:table-cell office:value-type="string">
            <text:p>10 random of the following list(fa_barrel_hotrum</text:p>
            <text:p>fa_barrel_darkrum</text:p>
            <text:p>fa_barrel_goldrum</text:p>
            <text:p>fa_barrel_water</text:p>
            <text:p>fa_barrel_bourbon</text:p>
            <text:p>fa_barrel_flavoredrum</text:p>
            <text:p>fa_barrel_lightale</text:p>
            <text:p>fa_barrel_ronsale</text:p>
            <text:p>fa_barrel_drakeale</text:p>
            <text:p>fa_barrel_oriansale</text:p>
            <text:p>fa_barrel_dorfale</text:p>
            <text:p>fa_barrel_molasses</text:p>
            <text:p>fa_barrel_deathbrew</text:p>
            <text:p>fa_barrel_lightrum</text:p>
            <text:p>fa_barrel_clearbourbon</text:p>
            <text:p>fa_barrel_vodka</text:p>
            <text:p>fa_barrel_gin</text:p>
            <text:p>fa_barrel_tequila</text:p>
            <text:p>fa_barrel_whiskey</text:p>
            <text:p>fa_barrel_baijui</text:p>
            <text:p>fa_barrel_soju</text:p>
            <text:p>fa_pomegranate_wine</text:p>
            <text:p>fa_durian_wine</text:p>
            <text:p>fa_dragon_wine</text:p>
            <text:p>fa_melon_wine</text:p>
            <text:p>fa_red_wine</text:p>
            <text:p>fa_goodberry_wine</text:p>
            <text:p>fa_glowing_wine</text:p>
            <text:p>fa_cactus_wine</text:p>
            <text:p>fa_mead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0">
          <table:table-cell office:value-type="string">
            <text:p>fa_df_storagechest_minotaur</text:p>
          </table:table-cell>
          <table:table-cell office:value-type="string">
            <text:p>10 diamonds and 20 random of the following list(fa_barrel_hotrum</text:p>
            <text:p>fa_barrel_darkrum</text:p>
            <text:p>fa_barrel_goldrum</text:p>
            <text:p>fa_barrel_water</text:p>
            <text:p>fa_barrel_bourbon</text:p>
            <text:p>fa_barrel_flavoredrum</text:p>
            <text:p>fa_barrel_lightale</text:p>
            <text:p>fa_barrel_ronsale</text:p>
            <text:p>fa_barrel_drakeale</text:p>
            <text:p>fa_barrel_oriansale</text:p>
            <text:p>fa_barrel_dorfale</text:p>
            <text:p>fa_barrel_molasses</text:p>
            <text:p>fa_barrel_deathbrew</text:p>
            <text:p>fa_barrel_lightrum</text:p>
            <text:p>fa_barrel_clearbourbon</text:p>
            <text:p>fa_barrel_vodka</text:p>
            <text:p>fa_barrel_gin</text:p>
            <text:p>fa_barrel_tequila</text:p>
            <text:p>fa_barrel_whiskey</text:p>
            <text:p>fa_barrel_baijui</text:p>
            <text:p>fa_barrel_soju</text:p>
            <text:p>fa_pomegranate_wine</text:p>
            <text:p>fa_durian_wine</text:p>
            <text:p>fa_dragon_wine</text:p>
            <text:p>fa_melon_wine</text:p>
            <text:p>fa_red_wine</text:p>
            <text:p>fa_goodberry_wine</text:p>
            <text:p>fa_glowing_wine</text:p>
            <text:p>fa_cactus_wine</text:p>
            <text:p>fa_mead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1">
          <table:table-cell office:value-type="string">
            <text:p>fa_df_tavernchest</text:p>
          </table:table-cell>
          <table:table-cell office:value-type="string">
            <text:p>5 random of the following list (fa_emptymug</text:p>
            <text:p>fa_bottle_wort</text:p>
            <text:p>fa_rummug</text:p>
            <text:p>fa_lightalemug</text:p>
            <text:p>fa_ronsalemug</text:p>
            <text:p>fa_dwarfalemug</text:p>
            <text:p>fa_wineyeast</text:p>
            <text:p>fa_distillingyeast</text:p>
            <text:p>fa_brewingyeast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2">
          <table:table-cell office:value-type="string">
            <text:p>fa_df_tavernchest_skull</text:p>
          </table:table-cell>
          <table:table-cell office:value-type="string">
            <text:p>10 random of the following list (fa_emptymug</text:p>
            <text:p>fa_bottle_wort</text:p>
            <text:p>fa_rummug</text:p>
            <text:p>fa_lightalemug</text:p>
            <text:p>fa_ronsalemug</text:p>
            <text:p>fa_dwarfalemug</text:p>
            <text:p>fa_wineyeast</text:p>
            <text:p>fa_distillingyeast</text:p>
            <text:p>fa_brewingyeast)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armorychest_minotaur</text:p>
          </table:table-cell>
          <table:table-cell office:value-type="string">
            <text:p>1 set of adamant armor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treasurychest</text:p>
          </table:table-cell>
          <table:table-cell office:value-type="string">
            <text:p><text:s/>5 random gems (of the 6 gems) + 1 diamond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treasurychest_skull</text:p>
          </table:table-cell>
          <table:table-cell office:value-type="string">
            <text:p><text:s/>10 random gems (of the 6 gems) + 2 diamond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treasurychest_pandora</text:p>
          </table:table-cell>
          <table:table-cell office:value-type="string">
            <text:p><text:s/>15 random gems (of the 6 gems) + 4 diamond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treasurychest_minotaur</text:p>
          </table:table-cell>
          <table:table-cell office:value-type="string">
            <text:p><text:s/>20 random gems (of the 6 gems) + 10 diamond+5 gold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>
          <table:table-cell office:value-type="string">
            <text:p>fa_df_forgingchest</text:p>
          </table:table-cell>
          <table:table-cell table:style-name="ce25" office:value-type="string">
            <text:p>8 random bar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rf stands" table:style-name="ta1" table:print="false">
        <table:table-column table:style-name="co17" table:default-cell-style-name="ce26"/>
        <table:table-column table:style-name="co18" table:default-cell-style-name="ce27"/>
        <table:table-column table:style-name="co19" table:default-cell-style-name="ce28"/>
        <table:table-column table:style-name="co1" table:number-columns-repeated="1021" table:default-cell-style-name="ce28"/>
        <table:table-row table:style-name="ro5">
          <table:table-cell table:style-name="ce17" office:value-type="string">
            <text:p>chest type</text:p>
          </table:table-cell>
          <table:table-cell table:style-name="ce24" office:value-type="string">
            <text:p>Contents</text:p>
          </table:table-cell>
          <table:table-cell office:value-type="string">
            <text:p>animated armor version</text:p>
          </table:table-cell>
          <table:table-cell table:number-columns-repeated="1021"/>
        </table:table-row>
        <table:table-row table:style-name="ro5">
          <table:table-cell office:value-type="string">
            <text:p>armor stand steel</text:p>
          </table:table-cell>
          <table:table-cell office:value-type="string">
            <text:p>steel helm, steel armor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armor stand copper</text:p>
          </table:table-cell>
          <table:table-cell office:value-type="string">
            <text:p>copper helm copper armor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armor stand silver</text:p>
          </table:table-cell>
          <table:table-cell office:value-type="string">
            <text:p>silver armor and hel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armor stand iron</text:p>
          </table:table-cell>
          <table:table-cell office:value-type="string">
            <text:p>iron armor and hel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armor stand gold</text:p>
          </table:table-cell>
          <table:table-cell office:value-type="string">
            <text:p>gold armor and hel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copper</text:p>
          </table:table-cell>
          <table:table-cell office:value-type="string">
            <text:p>copper armor and helm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iron</text:p>
          </table:table-cell>
          <table:table-cell office:value-type="string">
            <text:p>all iron weapon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steel</text:p>
          </table:table-cell>
          <table:table-cell office:value-type="string">
            <text:p>all steel weapon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silver</text:p>
          </table:table-cell>
          <table:table-cell office:value-type="string">
            <text:p>all silver weapon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weapon rack copper</text:p>
          </table:table-cell>
          <table:table-cell office:value-type="string">
            <text:p>all copper weapons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5/11/2015</text:date>, <text:time>00:4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 </meta:initial-creator>
    <meta:creation-date>2014-11-28T16:53:56.01</meta:creation-date>
    <dc:date>2015-05-11T00:48:19.01</dc:date>
    <dc:creator>nate </dc:creator>
    <meta:editing-duration>PT7H29M23S</meta:editing-duration>
    <meta:editing-cycles>4</meta:editing-cycles>
    <meta:generator>OpenOffice/4.0.1$Win32 OpenOffice.org_project/401m5$Build-9714</meta:generator>
    <meta:document-statistic meta:table-count="6" meta:cell-count="302" meta:object-count="0"/>
  </office:meta>
</office:document-meta>
</file>